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19cm" svg:stroke-color="#000000" draw:marker-start="" draw:marker-start-width="0.33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859cm" svg:y1="14.994cm" svg:x2="14.043cm" svg:y2="14.994cm">
            <text:p/>
          </draw:line>
          <draw:frame draw:style-name="gr2" draw:text-style-name="P3" draw:layer="layout" svg:width="0.708cm" svg:height="0.63cm" svg:x="7.515cm" svg:y="15.142cm">
            <draw:text-box>
              <text:p text:style-name="P2"><text:span text:style-name="T1">0</text:span></text:p>
            </draw:text-box>
          </draw:frame>
          <draw:line draw:style-name="gr3" draw:text-style-name="P4" draw:layer="layout" svg:x1="7.869cm" svg:y1="14.841cm" svg:x2="7.869cm" svg:y2="15.14cm">
            <text:p/>
          </draw:line>
          <draw:line draw:style-name="gr4" draw:text-style-name="P4" draw:layer="layout" svg:x1="8.369cm" svg:y1="14.888cm" svg:x2="8.369cm" svg:y2="15.087cm">
            <text:p/>
          </draw:line>
          <draw:line draw:style-name="gr4" draw:text-style-name="P4" draw:layer="layout" svg:x1="8.869cm" svg:y1="14.888cm" svg:x2="8.869cm" svg:y2="15.087cm">
            <text:p/>
          </draw:line>
          <draw:line draw:style-name="gr4" draw:text-style-name="P4" draw:layer="layout" svg:x1="9.369cm" svg:y1="14.888cm" svg:x2="9.369cm" svg:y2="15.087cm">
            <text:p/>
          </draw:line>
          <draw:line draw:style-name="gr4" draw:text-style-name="P4" draw:layer="layout" svg:x1="9.869cm" svg:y1="14.888cm" svg:x2="9.869cm" svg:y2="15.087cm">
            <text:p/>
          </draw:line>
          <draw:line draw:style-name="gr4" draw:text-style-name="P4" draw:layer="layout" svg:x1="10.369cm" svg:y1="14.888cm" svg:x2="10.369cm" svg:y2="15.087cm">
            <text:p/>
          </draw:line>
          <draw:line draw:style-name="gr4" draw:text-style-name="P4" draw:layer="layout" svg:x1="10.869cm" svg:y1="14.888cm" svg:x2="10.869cm" svg:y2="15.087cm">
            <text:p/>
          </draw:line>
          <draw:line draw:style-name="gr4" draw:text-style-name="P4" draw:layer="layout" svg:x1="11.369cm" svg:y1="14.888cm" svg:x2="11.369cm" svg:y2="15.087cm">
            <text:p/>
          </draw:line>
          <draw:line draw:style-name="gr4" draw:text-style-name="P4" draw:layer="layout" svg:x1="11.867cm" svg:y1="14.888cm" svg:x2="11.867cm" svg:y2="15.087cm">
            <text:p/>
          </draw:line>
          <draw:line draw:style-name="gr4" draw:text-style-name="P4" draw:layer="layout" svg:x1="12.366cm" svg:y1="14.888cm" svg:x2="12.366cm" svg:y2="15.087cm">
            <text:p/>
          </draw:line>
          <draw:frame draw:style-name="gr2" draw:text-style-name="P3" draw:layer="layout" svg:width="0.708cm" svg:height="0.63cm" svg:x="12.514cm" svg:y="15.142cm">
            <draw:text-box>
              <text:p text:style-name="P2"><text:span text:style-name="T1">1</text:span></text:p>
            </draw:text-box>
          </draw:frame>
          <draw:line draw:style-name="gr3" draw:text-style-name="P4" draw:layer="layout" svg:x1="12.867cm" svg:y1="14.841cm" svg:x2="12.867cm" svg:y2="15.14cm">
            <text:p/>
          </draw:line>
          <draw:line draw:style-name="gr4" draw:text-style-name="P4" draw:layer="layout" svg:x1="13.368cm" svg:y1="14.888cm" svg:x2="13.368cm" svg:y2="15.087cm">
            <text:p/>
          </draw:line>
          <draw:frame draw:style-name="gr5" draw:text-style-name="P3" draw:layer="layout" svg:width="0.724cm" svg:height="0.63cm" svg:x="8.013cm" svg:y="14.355cm">
            <draw:text-box>
              <text:p text:style-name="P2"><text:span text:style-name="T1">A</text:span></text:p>
            </draw:text-box>
          </draw:frame>
          <draw:line draw:style-name="gr4" draw:text-style-name="P4" draw:layer="layout" svg:x1="8.369cm" svg:y1="14.888cm" svg:x2="8.369cm" svg:y2="15.087cm">
            <text:p/>
          </draw:line>
          <draw:frame draw:style-name="gr5" draw:text-style-name="P3" draw:layer="layout" svg:width="0.724cm" svg:height="0.63cm" svg:x="9.512cm" svg:y="14.355cm">
            <draw:text-box>
              <text:p text:style-name="P2"><text:span text:style-name="T1">B</text:span></text:p>
            </draw:text-box>
          </draw:frame>
          <draw:line draw:style-name="gr4" draw:text-style-name="P4" draw:layer="layout" svg:x1="9.869cm" svg:y1="14.888cm" svg:x2="9.869cm" svg:y2="15.087cm">
            <text:p/>
          </draw:line>
          <draw:frame draw:style-name="gr6" draw:text-style-name="P3" draw:layer="layout" svg:width="0.726cm" svg:height="0.63cm" svg:x="13.01cm" svg:y="14.355cm">
            <draw:text-box>
              <text:p text:style-name="P2"><text:span text:style-name="T1">C</text:span></text:p>
            </draw:text-box>
          </draw:frame>
          <draw:line draw:style-name="gr4" draw:text-style-name="P4" draw:layer="layout" svg:x1="13.368cm" svg:y1="14.888cm" svg:x2="13.368cm" svg:y2="15.08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8:49.041116788</meta:creation-date>
    <dc:date>2018-02-08T11:29:11.821811720</dc:date>
    <meta:editing-duration>PT23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